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list-style-name="L1">
      <style:text-properties fo:font-size="12pt" fo:font-weight="normal" style:font-size-asian="12pt" style:font-weight-asian="normal" style:font-size-complex="12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ek 2 – 3 (Sprint 2)</text:p>
      <text:p text:style-name="P1"/>
      <text:p text:style-name="P2">Over the next week we hope to meet with Peta Wyeth (Our project supervisor) and discuss the scope of our project. Once the scope is acquired we will create a sprint backlog and allocate tasks for the coming weeks (Assign priority, assign difficulty, calculate velocity). Early tasks will likely include research items and design documents (Wireframes, mock ups, site maps, database schema ect).</text:p>
      <text:p text:style-name="P2"/>
      <text:list xml:id="list8457409490962498493" text:style-name="L1">
        <text:list-item>
          <text:p text:style-name="P3">Meet with project supervisor </text:p>
        </text:list-item>
        <text:list-item>
          <text:p text:style-name="P3">Outline project scope</text:p>
        </text:list-item>
        <text:list-item>
          <text:p text:style-name="P3">Create backlog</text:p>
        </text:list-item>
        <text:list-item>
          <text:p text:style-name="P3">Outline sprints 3-5 roughly </text:p>
        </text:list-item>
        <text:list-item>
          <text:p text:style-name="P3">Assign priority to backlog items and calculate velocity for burn down chart</text:p>
        </text:list-item>
        <text:list-item>
          <text:p text:style-name="P3">Assuming scope is outlined work on conceptional aids (wireframes, mock ups and site map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11T12:37:45.88</meta:creation-date>
    <meta:document-statistic meta:table-count="0" meta:image-count="0" meta:object-count="0" meta:page-count="1" meta:paragraph-count="8" meta:word-count="114" meta:character-count="683"/>
    <dc:date>2016-04-11T12:45:03.57</dc:date>
    <meta:editing-duration>PT7M18S</meta:editing-duration>
    <meta:editing-cycles>1</meta:editing-cycles>
    <meta:generator>OpenOffice/4.1.2$Win32 OpenOffice.org_project/412m3$Build-9782</meta:generator>
  </office:meta>
</office:document-meta>
</file>